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9093" officeooo:paragraph-rsid="00169093"/>
    </style:style>
    <style:style style:name="P2" style:family="paragraph" style:parent-style-name="Standard">
      <style:text-properties fo:font-weight="bold" officeooo:rsid="0017e874" officeooo:paragraph-rsid="0017e874" style:font-weight-asian="bold" style:font-weight-complex="bold"/>
    </style:style>
    <style:style style:name="P3" style:family="paragraph" style:parent-style-name="Standard">
      <style:text-properties fo:font-size="14pt" fo:font-weight="bold" officeooo:rsid="00169093" officeooo:paragraph-rsid="00169093" style:font-size-asian="14pt" style:font-weight-asian="bold" style:font-size-complex="14pt" style:font-weight-complex="bold"/>
    </style:style>
    <style:style style:name="P4" style:family="paragraph" style:parent-style-name="Standard">
      <style:text-properties officeooo:rsid="0017d089" officeooo:paragraph-rsid="0017d089"/>
    </style:style>
    <style:style style:name="T1" style:family="text">
      <style:text-properties fo:font-weight="bold" style:font-weight-asian="bold" style:font-weight-complex="bold"/>
    </style:style>
    <style:style style:name="T2" style:family="text">
      <style:text-properties officeooo:rsid="0017e874"/>
    </style:style>
    <style:style style:name="T3" style:family="text">
      <style:text-properties fo:font-weight="normal" style:font-weight-asian="normal" style:font-weight-complex="normal"/>
    </style:style>
    <style:style style:name="T4" style:family="text">
      <style:text-properties fo:font-weight="normal" officeooo:rsid="0019382d"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n Functional Requirements</text:p>
      <text:p text:style-name="P1"/>
      <text:p text:style-name="P1"><text:span text:style-name="T1">Accessibility</text:span>: Can be downloaded over the internet and ported on the drone. The end user need not know how to run the code. Just need to know how to save the executable on the drone and keep it running.</text:p>
      <text:p text:style-name="P1"/>
      <text:p text:style-name="P1"><text:span text:style-name="T1">Availability</text:span>: When there are unexpected bugs, the drone may run haywire. It is necessary to force stop the drone and resolve the error.</text:p>
      <text:p text:style-name="P1"/>
      <text:p text:style-name="P1"><text:span text:style-name="T1">Confidentiality</text:span>: Since the system is aimed to be completely autonomous, there shall be no breach of any data.</text:p>
      <text:p text:style-name="P1"/>
      <text:p text:style-name="P1"><text:span text:style-name="T1">Efficiency</text:span>: The system handles a continuous stream of recorded or live video feed. The response time is less than 20ms per frame.</text:p>
      <text:p text:style-name="P1"/>
      <text:p text:style-name="P4"><text:span text:style-name="T1">Reliability</text:span>: Since it is a computer vision based system, if the payload is not differed, the results will remain very accurate. But if there is an anonymous environment, then the accuracies cannot be predicted right away. Also this is highly subjectible to the whether conditions. If it is rainy, the image input shall be hazy, thus providing a low reliability.</text:p>
      <text:p text:style-name="P4"/>
      <text:p text:style-name="P4"><text:span text:style-name="T1">Safety</text:span>: Since the system involves using a drone for movement and some physical cutting mechanism to extract the fruit, it is important to maintain safety to avoid harm to the drone, trees or humans in the vicinity. But this is out of this project’s scope and is highly dependent on the drone calibration. It is also advised to have a method of manual override the drone in case of emergency.</text:p>
      <text:p text:style-name="P4"/>
      <text:p text:style-name="P4"/>
      <text:p text:style-name="P4"/>
      <text:p text:style-name="P4"><text:span text:style-name="T1">Dependencies</text:span>: A drone that can be controlled using an executable python code and can send a readable video stream from the camera attached to it to <text:span text:style-name="T2">the computer board on which the python code runs.</text:span></text:p>
      <text:p text:style-name="P4"/>
      <text:p text:style-name="P2">Assumptions<text:span text:style-name="T3">: There is availability of a programmable drone and an optimal camera for video feed. It </text:span><text:span text:style-name="T4">is</text:span><text:span text:style-name="T3"> also assumed that the drone can be calibrated and manoeuvred accurately. </text:span><text:span text:style-name="T4">The input also needs to be in focus and should have to other obstructions so that the entire fruit can be accessed.</text:span></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3:58:32.036000000</meta:creation-date>
    <dc:date>2018-05-02T14:32:09.707000000</dc:date>
    <meta:editing-duration>PT1M55S</meta:editing-duration>
    <meta:editing-cycles>1</meta:editing-cycles>
    <meta:generator>LibreOffice/6.0.3.2$Windows_X86_64 LibreOffice_project/8f48d515416608e3a835360314dac7e47fd0b821</meta:generator>
    <meta:document-statistic meta:table-count="0" meta:image-count="0" meta:object-count="0" meta:page-count="1" meta:paragraph-count="9" meta:word-count="320" meta:character-count="1842" meta:non-whitespace-character-count="1531"/>
  </office:meta>
</office:document-meta>
</file>